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26cm" fo:min-width="3.854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draw:stroke="dash" svg:stroke-color="#000000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22cm" fo:min-width="3.43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3.50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3.50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41cm" fo:min-width="3.50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42cm" fo:min-width="3.50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23cm" fo:min-width="3.436cm"/>
    </style:style>
    <style:style style:name="gr12" style:family="graphic" style:parent-style-name="objectwithoutfill">
      <style:graphic-properties svg:stroke-color="#000000" draw:fill="solid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3.2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9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.7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1.6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6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1.5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1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1.5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.9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8cm" fo:min-width="2.45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93cm" fo:min-width="2.50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92cm" fo:min-width="2.504cm"/>
    </style:style>
    <style:style style:name="gr25" style:family="graphic" style:parent-style-name="objectwithoutfill">
      <style:graphic-properties svg:stroke-color="#000000" draw:fill="solid" draw:fill-color="#ffffff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81cm" fo:min-width="2.4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524cm" svg:x="3.794cm" svg:y="9.509cm">
          <text:p text:style-name="P1">React Ap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826cm" svg:height="1.524cm" svg:x="10.271cm" svg:y="9.509cm">
          <text:p text:style-name="P1">Redux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826cm" svg:height="1.524cm" svg:x="19.796cm" svg:y="9.509cm">
          <text:p text:style-name="P1">Firebase Auth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826cm" svg:height="1.524cm" svg:x="19.669cm" svg:y="6.588cm">
          <text:p text:style-name="P1">Firebase db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826cm" svg:height="1.524cm" svg:x="19.796cm" svg:y="12.43cm">
          <text:p text:style-name="P1">Cloud function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5.08cm" svg:height="1.143cm" svg:x="6.842cm" svg:y="3.667cm">
          <draw:text-box>
            <text:p>Client / Browser</text:p>
          </draw:text-box>
        </draw:frame>
        <draw:frame draw:style-name="gr3" draw:text-style-name="P3" draw:layer="layout" svg:width="5.715cm" svg:height="1.27cm" svg:x="19.415cm" svg:y="3.667cm">
          <draw:text-box>
            <text:p>Server / Firebase</text:p>
          </draw:text-box>
        </draw:frame>
        <draw:line draw:style-name="gr4" draw:text-style-name="P4" draw:layer="layout" svg:x1="8.62cm" svg:y1="10.271cm" svg:x2="10.271cm" svg:y2="10.271cm">
          <text:p/>
        </draw:line>
        <draw:line draw:style-name="gr4" draw:text-style-name="P4" draw:layer="layout" svg:x1="15.097cm" svg:y1="10.271cm" svg:x2="19.796cm" svg:y2="10.271cm">
          <text:p/>
        </draw:line>
        <draw:line draw:style-name="gr4" draw:text-style-name="P4" draw:layer="layout" svg:x1="22.209cm" svg:y1="9.509cm" svg:x2="22.209cm" svg:y2="8.112cm">
          <text:p/>
        </draw:line>
        <draw:line draw:style-name="gr4" draw:text-style-name="P4" draw:layer="layout" svg:x1="22.209cm" svg:y1="12.43cm" svg:x2="22.209cm" svg:y2="11.033cm">
          <text:p/>
        </draw:line>
        <draw:line draw:style-name="gr5" draw:text-style-name="P4" draw:layer="layout" svg:x1="17.51cm" svg:y1="3.413cm" svg:x2="17.51cm" svg:y2="15.605cm">
          <text:p/>
        </draw:line>
      </draw:page>
      <draw:page draw:name="page2" draw:style-name="dp1" draw:master-page-name="Default">
        <draw:custom-shape draw:style-name="gr6" draw:text-style-name="P5" draw:layer="layout" svg:width="4.365cm" svg:height="1.378cm" svg:x="7.213cm" svg:y="10.337cm">
          <text:p text:style-name="P1"><text:span text:style-name="T1">Dashboard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5" draw:layer="layout" svg:width="4.441cm" svg:height="1.402cm" svg:x="12.229cm" svg:y="10.337cm">
          <text:p text:style-name="P1"><text:span text:style-name="T1">Payment Details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7" draw:text-style-name="P5" draw:layer="layout" svg:width="4.443cm" svg:height="1.402cm" svg:x="27.392cm" svg:y="10.337cm">
          <text:p text:style-name="P1"><text:span text:style-name="T1">Sign up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8" draw:text-style-name="P5" draw:layer="layout" svg:width="4.442cm" svg:height="1.402cm" svg:x="17.282cm" svg:y="10.337cm">
          <text:p text:style-name="P1"><text:span text:style-name="T1">Create Paymen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8" draw:text-style-name="P5" draw:layer="layout" svg:width="4.442cm" svg:height="1.402cm" svg:x="22.337cm" svg:y="10.337cm">
          <text:p text:style-name="P1"><text:span text:style-name="T1">Sign in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9" draw:text-style-name="P5" draw:layer="layout" svg:width="4.442cm" svg:height="1.403cm" svg:x="12.075cm" svg:y="4.186cm">
          <text:p text:style-name="P1"><text:span text:style-name="T1">App </text:span><text:span text:style-name="T1">(root</text:span><text:span text:style-name="T1">)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9" draw:text-style-name="P5" draw:layer="layout" svg:width="4.442cm" svg:height="1.403cm" svg:x="18.662cm" svg:y="4.186cm">
          <text:p text:style-name="P1"><text:span text:style-name="T1">Navbar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9" draw:text-style-name="P5" draw:layer="layout" svg:width="4.442cm" svg:height="1.403cm" svg:x="3.957cm" svg:y="16.464cm">
          <text:p text:style-name="P1"><text:span text:style-name="T1">Pay</text:span><text:span text:style-name="T1">ment </text:span><text:span text:style-name="T1">Sum</text:span><text:span text:style-name="T1">mar</text:span><text:span text:style-name="T1">y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0" draw:text-style-name="P5" draw:layer="layout" svg:width="4.442cm" svg:height="1.404cm" svg:x="26.168cm" svg:y="3.113cm">
          <text:p text:style-name="P1"><text:span text:style-name="T1">Sig</text:span><text:span text:style-name="T1">ne</text:span><text:span text:style-name="T1">d in </text:span><text:span text:style-name="T1">link</text:span><text:span text:style-name="T1">s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9" draw:text-style-name="P5" draw:layer="layout" svg:width="4.442cm" svg:height="1.403cm" svg:x="26.168cm" svg:y="5.258cm">
          <text:p text:style-name="P1"><text:span text:style-name="T1">Signed </text:span><text:span text:style-name="T1">out </text:span><text:span text:style-name="T1">links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1" draw:text-style-name="P5" draw:layer="layout" svg:width="4.364cm" svg:height="1.379cm" svg:x="4.035cm" svg:y="14.012cm">
          <text:p text:style-name="P1"><text:span text:style-name="T1">Payment Lis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0" draw:text-style-name="P5" draw:layer="layout" svg:width="4.442cm" svg:height="1.404cm" svg:x="10.237cm" svg:y="14.012cm">
          <text:p text:style-name="P1"><text:span text:style-name="T1">Notifications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line draw:style-name="gr12" draw:text-style-name="P6" draw:layer="layout" svg:x1="16.517cm" svg:y1="4.823cm" svg:x2="18.661cm" svg:y2="4.823cm">
          <text:p/>
        </draw:line>
        <draw:line draw:style-name="gr12" draw:text-style-name="P6" draw:layer="layout" svg:x1="23.103cm" svg:y1="4.823cm" svg:x2="24.482cm" svg:y2="4.823cm">
          <text:p/>
        </draw:line>
        <draw:line draw:style-name="gr12" draw:text-style-name="P6" draw:layer="layout" svg:x1="26.167cm" svg:y1="3.75cm" svg:x2="24.482cm" svg:y2="3.75cm">
          <text:p/>
        </draw:line>
        <draw:line draw:style-name="gr12" draw:text-style-name="P6" draw:layer="layout" svg:x1="26.167cm" svg:y1="6.048cm" svg:x2="24.482cm" svg:y2="6.048cm">
          <text:p/>
        </draw:line>
        <draw:line draw:style-name="gr12" draw:text-style-name="P6" draw:layer="layout" svg:x1="24.482cm" svg:y1="3.75cm" svg:x2="24.482cm" svg:y2="6.048cm">
          <text:p/>
        </draw:line>
        <draw:line draw:style-name="gr12" draw:text-style-name="P6" draw:layer="layout" svg:x1="14.373cm" svg:y1="5.588cm" svg:x2="14.373cm" svg:y2="10.336cm">
          <text:p/>
        </draw:line>
        <draw:line draw:style-name="gr12" draw:text-style-name="P6" draw:layer="layout" svg:x1="9.318cm" svg:y1="9.265cm" svg:x2="29.69cm" svg:y2="9.265cm">
          <text:p/>
        </draw:line>
        <draw:line draw:style-name="gr12" draw:text-style-name="P6" draw:layer="layout" svg:x1="29.69cm" svg:y1="9.265cm" svg:x2="29.69cm" svg:y2="10.338cm">
          <text:p/>
        </draw:line>
        <draw:line draw:style-name="gr12" draw:text-style-name="P6" draw:layer="layout" svg:x1="24.482cm" svg:y1="9.265cm" svg:x2="24.482cm" svg:y2="10.338cm">
          <text:p/>
        </draw:line>
        <draw:line draw:style-name="gr12" draw:text-style-name="P6" draw:layer="layout" svg:x1="19.581cm" svg:y1="9.265cm" svg:x2="19.581cm" svg:y2="10.338cm">
          <text:p/>
        </draw:line>
        <draw:line draw:style-name="gr12" draw:text-style-name="P6" draw:layer="layout" svg:x1="9.318cm" svg:y1="9.265cm" svg:x2="9.318cm" svg:y2="10.338cm">
          <text:p/>
        </draw:line>
        <draw:line draw:style-name="gr12" draw:text-style-name="P6" draw:layer="layout" svg:x1="9.318cm" svg:y1="11.716cm" svg:x2="9.318cm" svg:y2="12.941cm">
          <text:p/>
        </draw:line>
        <draw:line draw:style-name="gr12" draw:text-style-name="P6" draw:layer="layout" svg:x1="9.318cm" svg:y1="12.941cm" svg:x2="12.381cm" svg:y2="12.941cm">
          <text:p/>
        </draw:line>
        <draw:line draw:style-name="gr12" draw:text-style-name="P6" draw:layer="layout" svg:x1="6.255cm" svg:y1="12.941cm" svg:x2="9.318cm" svg:y2="12.941cm">
          <text:p/>
        </draw:line>
        <draw:line draw:style-name="gr12" draw:text-style-name="P6" draw:layer="layout" svg:x1="12.382cm" svg:y1="12.941cm" svg:x2="12.382cm" svg:y2="14.014cm">
          <text:p/>
        </draw:line>
        <draw:line draw:style-name="gr12" draw:text-style-name="P6" draw:layer="layout" svg:x1="6.255cm" svg:y1="12.941cm" svg:x2="6.255cm" svg:y2="14.014cm">
          <text:p/>
        </draw:line>
        <draw:line draw:style-name="gr12" draw:text-style-name="P6" draw:layer="layout" svg:x1="6.255cm" svg:y1="15.391cm" svg:x2="6.255cm" svg:y2="16.464cm">
          <text:p/>
        </draw:line>
        <draw:line draw:style-name="gr12" draw:text-style-name="P6" draw:layer="layout" svg:x1="30.609cm" svg:y1="3.75cm" svg:x2="32.753cm" svg:y2="3.75cm">
          <text:p/>
        </draw:line>
        <draw:custom-shape draw:style-name="gr10" draw:text-style-name="P5" draw:layer="layout" svg:width="4.442cm" svg:height="1.404cm" svg:x="32.753cm" svg:y="3.113cm">
          <text:p text:style-name="P1"><text:span text:style-name="T1">Balance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frame draw:style-name="gr13" draw:text-style-name="P3" draw:layer="layout" svg:width="5.029cm" svg:height="1.183cm" svg:x="18.157cm" svg:y="1.488cm">
          <draw:text-box>
            <text:p>Components</text:p>
          </draw:text-box>
        </draw:frame>
        <draw:frame draw:style-name="gr14" draw:text-style-name="P3" draw:layer="layout" svg:width="1.944cm" svg:height="0.814cm" svg:x="19.874cm" svg:y="5.668cm">
          <draw:text-box>
            <text:p><text:span text:style-name="T2">/layout</text:span></text:p>
          </draw:text-box>
        </draw:frame>
        <draw:frame draw:style-name="gr15" draw:text-style-name="P3" draw:layer="layout" svg:width="1.615cm" svg:height="0.814cm" svg:x="23.72cm" svg:y="11.754cm">
          <draw:text-box>
            <text:p><text:span text:style-name="T2">/auth</text:span></text:p>
          </draw:text-box>
        </draw:frame>
        <draw:frame draw:style-name="gr15" draw:text-style-name="P3" draw:layer="layout" svg:width="1.615cm" svg:height="0.814cm" svg:x="28.925cm" svg:y="11.754cm">
          <draw:text-box>
            <text:p><text:span text:style-name="T2">/auth</text:span></text:p>
          </draw:text-box>
        </draw:frame>
        <draw:frame draw:style-name="gr16" draw:text-style-name="P3" draw:layer="layout" svg:width="2.869cm" svg:height="0.813cm" svg:x="4.21cm" svg:y="10.695cm">
          <draw:text-box>
            <text:p><text:span text:style-name="T2">/dashboard</text:span></text:p>
          </draw:text-box>
        </draw:frame>
        <draw:frame draw:style-name="gr17" draw:text-style-name="P3" draw:layer="layout" svg:width="2.869cm" svg:height="0.814cm" svg:x="11.231cm" svg:y="15.499cm">
          <draw:text-box>
            <text:p><text:span text:style-name="T2">/dashboard</text:span></text:p>
          </draw:text-box>
        </draw:frame>
        <draw:frame draw:style-name="gr18" draw:text-style-name="P3" draw:layer="layout" svg:width="2.697cm" svg:height="0.814cm" svg:x="1.417cm" svg:y="14.283cm">
          <draw:text-box>
            <text:p><text:span text:style-name="T2">/payments</text:span></text:p>
          </draw:text-box>
        </draw:frame>
        <draw:frame draw:style-name="gr19" draw:text-style-name="P3" draw:layer="layout" svg:width="2.697cm" svg:height="0.813cm" svg:x="4.894cm" svg:y="17.84cm">
          <draw:text-box>
            <text:p><text:span text:style-name="T2">/payments</text:span></text:p>
          </draw:text-box>
        </draw:frame>
        <draw:frame draw:style-name="gr20" draw:text-style-name="P3" draw:layer="layout" svg:width="2.698cm" svg:height="0.813cm" svg:x="13.164cm" svg:y="11.631cm">
          <draw:text-box>
            <text:p><text:span text:style-name="T2">/payments</text:span></text:p>
          </draw:text-box>
        </draw:frame>
        <draw:frame draw:style-name="gr18" draw:text-style-name="P3" draw:layer="layout" svg:width="2.696cm" svg:height="0.814cm" svg:x="18.314cm" svg:y="11.754cm">
          <draw:text-box>
            <text:p><text:span text:style-name="T2">/payments</text:span></text:p>
          </draw:text-box>
        </draw:frame>
        <draw:frame draw:style-name="gr21" draw:text-style-name="P3" draw:layer="layout" svg:width="1.945cm" svg:height="0.813cm" svg:x="27.52cm" svg:y="6.605cm">
          <draw:text-box>
            <text:p><text:span text:style-name="T2">/layout</text:span></text:p>
          </draw:text-box>
        </draw:frame>
        <draw:frame draw:style-name="gr21" draw:text-style-name="P3" draw:layer="layout" svg:width="1.943cm" svg:height="0.813cm" svg:x="27.294cm" svg:y="2.268cm">
          <draw:text-box>
            <text:p><text:span text:style-name="T2">/layout</text:span></text:p>
          </draw:text-box>
        </draw:frame>
        <draw:frame draw:style-name="gr21" draw:text-style-name="P3" draw:layer="layout" svg:width="1.944cm" svg:height="0.813cm" svg:x="34.074cm" svg:y="4.42cm">
          <draw:text-box>
            <text:p><text:span text:style-name="T2">/layout</text:span></text:p>
          </draw:text-box>
        </draw:frame>
      </draw:page>
      <draw:page draw:name="page3" draw:style-name="dp1" draw:master-page-name="Default">
        <draw:custom-shape draw:style-name="gr22" draw:text-style-name="P7" draw:layer="layout" svg:width="3.273cm" svg:height="1.034cm" svg:x="11.824cm" svg:y="5.508cm">
          <text:p text:style-name="P1"><text:span text:style-name="T3">componen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7" draw:layer="layout" svg:width="3.33cm" svg:height="1.051cm" svg:x="17.06cm" svg:y="5.479cm">
          <text:p text:style-name="P1"><text:span text:style-name="T3">confi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7" draw:layer="layout" svg:width="3.33cm" svg:height="1.052cm" svg:x="22.01cm" svg:y="5.508cm">
          <text:p text:style-name="P1"><text:span text:style-name="T3">stor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23.681cm" svg:y1="4.679cm" svg:x2="23.681cm" svg:y2="5.508cm">
          <text:p text:style-name="P1"/>
        </draw:line>
        <draw:line draw:style-name="gr25" draw:text-style-name="P8" draw:layer="layout" svg:x1="13.4cm" svg:y1="4.679cm" svg:x2="13.4cm" svg:y2="5.483cm">
          <text:p text:style-name="P1"/>
        </draw:line>
        <draw:line draw:style-name="gr25" draw:text-style-name="P8" draw:layer="layout" svg:x1="18.539cm" svg:y1="3.271cm" svg:x2="18.539cm" svg:y2="5.479cm">
          <text:p/>
        </draw:line>
        <draw:line draw:style-name="gr25" draw:text-style-name="P8" draw:layer="layout" svg:x1="13.399cm" svg:y1="4.679cm" svg:x2="18.54cm" svg:y2="4.679cm">
          <text:p/>
        </draw:line>
        <draw:line draw:style-name="gr25" draw:text-style-name="P8" draw:layer="layout" svg:x1="18.54cm" svg:y1="4.679cm" svg:x2="23.681cm" svg:y2="4.679cm">
          <text:p/>
        </draw:line>
        <draw:custom-shape draw:style-name="gr23" draw:text-style-name="P7" draw:layer="layout" svg:width="3.33cm" svg:height="1.051cm" svg:x="16.902cm" svg:y="2.219cm">
          <text:p text:style-name="P1"><text:span text:style-name="T3">src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9.624cm" svg:y1="7.883cm" svg:x2="9.624cm" svg:y2="8.62cm">
          <text:p/>
        </draw:line>
        <draw:line draw:style-name="gr25" draw:text-style-name="P8" draw:layer="layout" svg:x1="13.399cm" svg:y1="6.531cm" svg:x2="13.399cm" svg:y2="8.659cm">
          <text:p/>
        </draw:line>
        <draw:line draw:style-name="gr25" draw:text-style-name="P8" draw:layer="layout" svg:x1="5.953cm" svg:y1="7.883cm" svg:x2="13.4cm" svg:y2="7.883cm">
          <text:p/>
        </draw:line>
        <draw:line draw:style-name="gr25" draw:text-style-name="P8" draw:layer="layout" svg:x1="17.149cm" svg:y1="7.884cm" svg:x2="17.149cm" svg:y2="8.63cm">
          <text:p/>
        </draw:line>
        <draw:custom-shape draw:style-name="gr22" draw:text-style-name="P7" draw:layer="layout" svg:width="3.273cm" svg:height="1.034cm" svg:x="11.778cm" svg:y="8.678cm">
          <text:p text:style-name="P1"><text:span text:style-name="T3">layou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13.373cm" svg:y1="7.883cm" svg:x2="17.148cm" svg:y2="7.883cm">
          <text:p/>
        </draw:line>
        <draw:custom-shape draw:style-name="gr26" draw:text-style-name="P7" draw:layer="layout" svg:width="3.273cm" svg:height="1.035cm" svg:x="15.495cm" svg:y="8.645cm">
          <text:p text:style-name="P1"><text:span text:style-name="T3">payme</text:span><text:span text:style-name="T3">n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21.816cm" svg:y1="7.883cm" svg:x2="21.816cm" svg:y2="8.645cm">
          <text:p/>
        </draw:line>
        <draw:line draw:style-name="gr25" draw:text-style-name="P8" draw:layer="layout" svg:x1="23.72cm" svg:y1="6.55cm" svg:x2="23.72cm" svg:y2="7.883cm">
          <text:p/>
        </draw:line>
        <draw:line draw:style-name="gr25" draw:text-style-name="P8" draw:layer="layout" svg:x1="21.816cm" svg:y1="7.883cm" svg:x2="23.721cm" svg:y2="7.883cm">
          <text:p/>
        </draw:line>
        <draw:line draw:style-name="gr25" draw:text-style-name="P8" draw:layer="layout" svg:x1="25.626cm" svg:y1="7.884cm" svg:x2="25.626cm" svg:y2="8.63cm">
          <text:p/>
        </draw:line>
        <draw:custom-shape draw:style-name="gr22" draw:text-style-name="P7" draw:layer="layout" svg:width="3.273cm" svg:height="1.034cm" svg:x="20.292cm" svg:y="8.659cm">
          <text:p text:style-name="P1"><text:span text:style-name="T3">a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7" draw:layer="layout" svg:width="3.273cm" svg:height="1.035cm" svg:x="24.016cm" svg:y="8.645cm">
          <text:p text:style-name="P1"><text:span text:style-name="T3">re</text:span><text:span text:style-name="T3">du</text:span><text:span text:style-name="T3">ce</text:span><text:span text:style-name="T3">r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23.721cm" svg:y1="7.883cm" svg:x2="25.626cm" svg:y2="7.883cm">
          <text:p/>
        </draw:line>
        <draw:custom-shape draw:style-name="gr22" draw:text-style-name="P7" draw:layer="layout" svg:width="3.273cm" svg:height="1.034cm" svg:x="4.302cm" svg:y="8.602cm">
          <text:p text:style-name="P1"><text:span text:style-name="T3">au</text:span><text:span text:style-name="T3">t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7" draw:layer="layout" svg:width="3.273cm" svg:height="1.035cm" svg:x="8.014cm" svg:y="8.62cm">
          <text:p text:style-name="P1"><text:span text:style-name="T3">da</text:span><text:span text:style-name="T3">sh</text:span><text:span text:style-name="T3">bo</text:span><text:span text:style-name="T3">ar</text:span><text:span text:style-name="T3">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5" draw:text-style-name="P8" draw:layer="layout" svg:x1="5.953cm" svg:y1="7.883cm" svg:x2="5.953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3465a4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005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5:24:14.021185142</meta:creation-date>
    <dc:date>2019-09-08T14:40:25.499089097</dc:date>
    <meta:editing-duration>PT18M57S</meta:editing-duration>
    <meta:editing-cycles>2</meta:editing-cycles>
    <meta:generator>LibreOffice/6.2.6.2$Linux_X86_64 LibreOffice_project/20$Build-2</meta:generator>
    <meta:document-statistic meta:object-count="82"/>
  </office:meta>
</office:document-meta>
</file>